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9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2.0945in"/>
    </style:style>
    <style:style style:name="co4" style:family="table-column">
      <style:table-column-properties fo:break-before="auto" style:column-width="1.7272in"/>
    </style:style>
    <style:style style:name="co5" style:family="table-column">
      <style:table-column-properties fo:break-before="auto" style:column-width="2.9201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2.671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3437in" fo:break-before="auto" style:use-optimal-row-height="true"/>
    </style:style>
    <style:style style:name="ro3" style:family="table-row">
      <style:table-row-properties style:row-height="0.172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justify" fo:margin-left="0in"/>
    </style:style>
    <style:style style:name="ce2" style:family="table-cell" style:parent-style-name="Default">
      <style:table-cell-properties fo:background-color="#66ff66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justify" fo:margin-left="0in"/>
    </style:style>
    <style:style style:name="ce4" style:family="table-cell" style:parent-style-name="Default">
      <style:table-cell-properties fo:background-color="#66ccff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ff99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99ff99" style:text-align-source="fix" style:repeat-content="false" fo:border="0.0008in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99ff99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ackground-color="#99ff99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0008in solid #000000" fo:background-color="#ccffcc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ccffcc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ccffcc" style:text-align-source="fix" style:repeat-content="false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99ccff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ackground-color="#99ff99" style:text-align-source="fix" style:repeat-content="false" fo:border-left="none" fo:border-right="0.0008in solid #000000" fo:border-top="0.0008in solid #000000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99ff99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08in solid #000000" fo:background-color="#99ff99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ccffcc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ackground-color="#ccffcc" style:text-align-source="fix" style:repeat-content="false" fo:border-left="none" fo:border-right="0.0008in solid #000000" fo:border-top="0.0008in solid #000000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ffcc" style:text-align-source="fix" style:repeat-content="false" fo:border="0.0008in solid #000000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008in solid #000000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08in solid #000000" fo:background-color="#99ccff" style:text-align-source="fix" style:repeat-content="false" fo:border-left="none" fo:border-right="0.0008in solid #000000" fo:border-top="none" style:vertical-align="middle"/>
      <style:paragraph-properties fo:text-align="justify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justify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justify" fo:margin-left="0in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justify" fo:margin-left="0in"/>
    </style:style>
    <style:style style:name="ce29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none" style:vertical-align="middle"/>
      <style:paragraph-properties fo:text-align="justify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justify" fo:margin-left="0in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ce3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justify" fo:margin-left="0in"/>
    </style:style>
    <style:style style:name="ce33" style:family="table-cell" style:parent-style-name="Default">
      <style:table-cell-properties fo:background-color="#00cc00"/>
    </style:style>
    <style:style style:name="ce34" style:family="table-cell" style:parent-style-name="Default">
      <style:table-cell-properties fo:background-color="#ff3333"/>
    </style:style>
  </office:automatic-styles>
  <office:body>
    <office:spreadsheet>
      <table:content-validations>
        <table:content-validation table:name="val1" table:condition="of:cell-content-is-in-list(Status)" table:allow-empty-cell="true" table:display-list="unsorted" table:base-cell-address="Tests.E1"/>
      </table:content-validations>
      <table:table table:name="Tests" table:style-name="ta1" table:print="false">
        <table:table-column table:style-name="co1" table:default-cell-style-name="ce3"/>
        <table:table-column table:style-name="co1" table:default-cell-style-name="ce13"/>
        <table:table-column table:style-name="co2" table:default-cell-style-name="ce13"/>
        <table:table-column table:style-name="co3" table:default-cell-style-name="ce23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number-columns-repeated="1016" table:default-cell-style-name="ce31"/>
        <table:table-row table:style-name="ro1">
          <table:table-cell table:style-name="ce1" office:value-type="string">
            <text:p>User group</text:p>
          </table:table-cell>
          <table:table-cell table:style-name="ce6" office:value-type="string">
            <text:p>Test case #</text:p>
          </table:table-cell>
          <table:table-cell table:style-name="ce6" office:value-type="string">
            <text:p>Function requirement #</text:p>
          </table:table-cell>
          <table:table-cell table:style-name="ce14" office:value-type="string">
            <text:p>Summary</text:p>
          </table:table-cell>
          <table:table-cell table:style-name="ce25" office:value-type="string">
            <text:p>Steps</text:p>
          </table:table-cell>
          <table:table-cell table:style-name="ce25" office:value-type="string">
            <text:p>Expected result</text:p>
          </table:table-cell>
          <table:table-cell table:style-name="ce25" office:value-type="string">
            <text:p>Status</text:p>
          </table:table-cell>
          <table:table-cell table:style-name="ce25" office:value-type="string">
            <text:p>Notes</text:p>
          </table:table-cell>
          <table:table-cell table:style-name="ce29" table:number-columns-repeated="1016"/>
        </table:table-row>
        <table:table-row table:style-name="ro1">
          <table:table-cell table:style-name="ce2" office:value-type="string" table:number-columns-spanned="1" table:number-rows-spanned="17">
            <text:p>User</text:p>
          </table:table-cell>
          <table:table-cell table:style-name="ce7" office:value-type="string" table:number-columns-spanned="1" table:number-rows-spanned="3">
            <text:p>T010</text:p>
          </table:table-cell>
          <table:table-cell table:style-name="ce7" office:value-type="string" table:number-columns-spanned="1" table:number-rows-spanned="3">
            <text:p>F010</text:p>
          </table:table-cell>
          <table:table-cell table:style-name="ce15" office:value-type="string" table:number-columns-spanned="1" table:number-rows-spanned="3">
            <text:p>Open profile site</text:p>
          </table:table-cell>
          <table:table-cell table:style-name="ce26" office:value-type="string">
            <text:p>Login</text:p>
          </table:table-cell>
          <table:table-cell table:style-name="ce26" office:value-type="string">
            <text:p>Button My Profile is displayed</text:p>
          </table:table-cell>
          <table:table-cell table:style-name="ce26" table:content-validation-name="val1"/>
          <table:table-cell table:style-name="ce26"/>
          <table:table-cell table:style-name="ce30" table:number-columns-repeated="1016"/>
        </table:table-row>
        <table:table-row table:style-name="ro2">
          <table:covered-table-cell/>
          <table:covered-table-cell table:number-columns-repeated="2" table:style-name="ce8"/>
          <table:covered-table-cell table:style-name="ce16"/>
          <table:table-cell office:value-type="string">
            <text:p>Click My Profile</text:p>
          </table:table-cell>
          <table:table-cell office:value-type="string">
            <text:p>Profile site is displayed: user name, requests list, my resources button</text:p>
          </table:table-cell>
          <table:table-cell table:content-validation-name="val1"/>
          <table:table-cell table:number-columns-repeated="1017"/>
        </table:table-row>
        <table:table-row table:style-name="ro1">
          <table:covered-table-cell/>
          <table:covered-table-cell table:number-columns-repeated="2" table:style-name="ce9"/>
          <table:covered-table-cell table:style-name="ce17"/>
          <table:table-cell table:style-name="ce28" office:value-type="string">
            <text:p>Log out</text:p>
          </table:table-cell>
          <table:table-cell table:style-name="ce28" office:value-type="string">
            <text:p>Profile site can't be open</text:p>
          </table:table-cell>
          <table:table-cell table:style-name="ce28" table:content-validation-name="val1"/>
          <table:table-cell table:style-name="ce28"/>
          <table:table-cell table:style-name="ce32" table:number-columns-repeated="1016"/>
        </table:table-row>
        <table:table-row table:style-name="ro3">
          <table:covered-table-cell/>
          <table:table-cell table:style-name="ce10" office:value-type="string" table:number-columns-spanned="1" table:number-rows-spanned="3">
            <text:p>T020</text:p>
          </table:table-cell>
          <table:table-cell table:style-name="ce10" office:value-type="string" table:number-columns-spanned="1" table:number-rows-spanned="3">
            <text:p>F020</text:p>
          </table:table-cell>
          <table:table-cell table:style-name="ce18" office:value-type="string" table:number-columns-spanned="1" table:number-rows-spanned="3">
            <text:p>Edit name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3">
          <table:covered-table-cell/>
          <table:covered-table-cell table:number-columns-repeated="2" table:style-name="ce11"/>
          <table:covered-table-cell table:style-name="ce19"/>
          <table:table-cell table:number-columns-repeated="2"/>
          <table:table-cell table:content-validation-name="val1"/>
          <table:table-cell table:number-columns-repeated="1017"/>
        </table:table-row>
        <table:table-row table:style-name="ro3">
          <table:covered-table-cell/>
          <table:covered-table-cell table:number-columns-repeated="2" table:style-name="ce10"/>
          <table:covered-table-cell table:style-name="ce18"/>
          <table:table-cell table:style-name="ce28" table:number-columns-repeated="2"/>
          <table:table-cell table:style-name="ce28" table:content-validation-name="val1"/>
          <table:table-cell table:style-name="ce28"/>
          <table:table-cell table:style-name="ce32" table:number-columns-repeated="1016"/>
        </table:table-row>
        <table:table-row table:style-name="ro3">
          <table:covered-table-cell/>
          <table:table-cell table:style-name="ce9" office:value-type="string" table:number-columns-spanned="1" table:number-rows-spanned="4">
            <text:p>T030</text:p>
          </table:table-cell>
          <table:table-cell table:style-name="ce9" office:value-type="string" table:number-columns-spanned="1" table:number-rows-spanned="4">
            <text:p>F030</text:p>
          </table:table-cell>
          <table:table-cell table:style-name="ce17" office:value-type="string" table:number-columns-spanned="1" table:number-rows-spanned="4">
            <text:p>Open My resources 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3">
          <table:covered-table-cell/>
          <table:covered-table-cell table:number-columns-repeated="2" table:style-name="ce8"/>
          <table:covered-table-cell table:style-name="ce16"/>
          <table:table-cell table:number-columns-repeated="2"/>
          <table:table-cell table:content-validation-name="val1"/>
          <table:table-cell table:number-columns-repeated="1017"/>
        </table:table-row>
        <table:table-row table:style-name="ro3">
          <table:covered-table-cell/>
          <table:covered-table-cell table:number-columns-repeated="2" table:style-name="ce8"/>
          <table:covered-table-cell table:style-name="ce16"/>
          <table:table-cell table:number-columns-repeated="2"/>
          <table:table-cell table:content-validation-name="val1"/>
          <table:table-cell table:number-columns-repeated="1017"/>
        </table:table-row>
        <table:table-row table:style-name="ro3">
          <table:covered-table-cell/>
          <table:covered-table-cell table:number-columns-repeated="2" table:style-name="ce9"/>
          <table:covered-table-cell table:style-name="ce17"/>
          <table:table-cell table:style-name="ce28" table:number-columns-repeated="2"/>
          <table:table-cell table:style-name="ce28" table:content-validation-name="val1"/>
          <table:table-cell table:style-name="ce28"/>
          <table:table-cell table:style-name="ce32" table:number-columns-repeated="1016"/>
        </table:table-row>
        <table:table-row table:style-name="ro1">
          <table:covered-table-cell/>
          <table:table-cell table:style-name="ce12" office:value-type="string">
            <text:p>T040</text:p>
          </table:table-cell>
          <table:table-cell table:style-name="ce12" office:value-type="string">
            <text:p>F040</text:p>
          </table:table-cell>
          <table:table-cell table:style-name="ce20" office:value-type="string">
            <text:p>Add new resource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7" office:value-type="string">
            <text:p>T050</text:p>
          </table:table-cell>
          <table:table-cell table:style-name="ce7" office:value-type="string">
            <text:p>F050</text:p>
          </table:table-cell>
          <table:table-cell table:style-name="ce15" office:value-type="string">
            <text:p>Send access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12" office:value-type="string">
            <text:p>T060</text:p>
          </table:table-cell>
          <table:table-cell table:style-name="ce12" office:value-type="string">
            <text:p>F060</text:p>
          </table:table-cell>
          <table:table-cell table:style-name="ce21" office:value-type="string">
            <text:p>Check notification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7" office:value-type="string">
            <text:p>T070</text:p>
          </table:table-cell>
          <table:table-cell table:style-name="ce7" office:value-type="string">
            <text:p>F070</text:p>
          </table:table-cell>
          <table:table-cell table:style-name="ce22" office:value-type="string">
            <text:p>Check requests list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12" office:value-type="string">
            <text:p>T080</text:p>
          </table:table-cell>
          <table:table-cell table:style-name="ce12" office:value-type="string">
            <text:p>F080</text:p>
          </table:table-cell>
          <table:table-cell table:style-name="ce21" office:value-type="string">
            <text:p>Send several requests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7" office:value-type="string">
            <text:p>T090</text:p>
          </table:table-cell>
          <table:table-cell table:style-name="ce7" office:value-type="string">
            <text:p>F090</text:p>
          </table:table-cell>
          <table:table-cell table:style-name="ce22" office:value-type="string">
            <text:p>Request admin rights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12" office:value-type="string">
            <text:p>T100</text:p>
          </table:table-cell>
          <table:table-cell table:style-name="ce12" office:value-type="string">
            <text:p>F100</text:p>
          </table:table-cell>
          <table:table-cell table:style-name="ce21" office:value-type="string">
            <text:p>Token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table-cell table:style-name="ce4" office:value-type="string" table:number-columns-spanned="1" table:number-rows-spanned="11">
            <text:p>Admin</text:p>
          </table:table-cell>
          <table:table-cell office:value-type="string">
            <text:p>T110</text:p>
          </table:table-cell>
          <table:table-cell office:value-type="string">
            <text:p>F110</text:p>
          </table:table-cell>
          <table:table-cell office:value-type="string">
            <text:p>Deny deletion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office:value-type="string">
            <text:p>T120</text:p>
          </table:table-cell>
          <table:table-cell office:value-type="string">
            <text:p>F110</text:p>
          </table:table-cell>
          <table:table-cell office:value-type="string">
            <text:p>Accept deletion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office:value-type="string">
            <text:p>T130</text:p>
          </table:table-cell>
          <table:table-cell office:value-type="string">
            <text:p>F120</text:p>
          </table:table-cell>
          <table:table-cell office:value-type="string">
            <text:p>Delete resource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4">
          <table:covered-table-cell/>
          <table:table-cell office:value-type="string">
            <text:p>T140</text:p>
          </table:table-cell>
          <table:table-cell office:value-type="string">
            <text:p>F130</text:p>
          </table:table-cell>
          <table:table-cell office:value-type="string">
            <text:p>Add owner permission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4">
          <table:covered-table-cell/>
          <table:table-cell office:value-type="string">
            <text:p>T150</text:p>
          </table:table-cell>
          <table:table-cell office:value-type="string">
            <text:p>F130</text:p>
          </table:table-cell>
          <table:table-cell office:value-type="string">
            <text:p>Delete owner permission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4">
          <table:covered-table-cell/>
          <table:table-cell office:value-type="string">
            <text:p>T160</text:p>
          </table:table-cell>
          <table:table-cell office:value-type="string">
            <text:p>F130</text:p>
          </table:table-cell>
          <table:table-cell office:value-type="string">
            <text:p>Add access permission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4">
          <table:covered-table-cell/>
          <table:table-cell office:value-type="string">
            <text:p>T170</text:p>
          </table:table-cell>
          <table:table-cell office:value-type="string">
            <text:p>F130</text:p>
          </table:table-cell>
          <table:table-cell office:value-type="string">
            <text:p>Delete access permission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office:value-type="string">
            <text:p>T180</text:p>
          </table:table-cell>
          <table:table-cell office:value-type="string">
            <text:p>F140</text:p>
          </table:table-cell>
          <table:table-cell table:style-name="ce24" office:value-type="string">
            <text:p>Delete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office:value-type="string">
            <text:p>T190</text:p>
          </table:table-cell>
          <table:table-cell office:value-type="string">
            <text:p>F150</text:p>
          </table:table-cell>
          <table:table-cell table:style-name="ce24" office:value-type="string">
            <text:p>Deny admin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office:value-type="string">
            <text:p>T200</text:p>
          </table:table-cell>
          <table:table-cell office:value-type="string">
            <text:p>F150</text:p>
          </table:table-cell>
          <table:table-cell office:value-type="string">
            <text:p>Access admin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office:value-type="string">
            <text:p>T210</text:p>
          </table:table-cell>
          <table:table-cell office:value-type="string">
            <text:p>F160, F170</text:p>
          </table:table-cell>
          <table:table-cell office:value-type="string">
            <text:p>Search &amp; block a user 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4">
          <table:table-cell table:style-name="ce5" office:value-type="string" table:number-columns-spanned="1" table:number-rows-spanned="9">
            <text:p>Owner</text:p>
          </table:table-cell>
          <table:table-cell office:value-type="string">
            <text:p>T220</text:p>
          </table:table-cell>
          <table:table-cell office:value-type="string">
            <text:p>F180</text:p>
          </table:table-cell>
          <table:table-cell office:value-type="string">
            <text:p>Check requests list for a own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office:value-type="string">
            <text:p>T230</text:p>
          </table:table-cell>
          <table:table-cell office:value-type="string">
            <text:p>F190</text:p>
          </table:table-cell>
          <table:table-cell office:value-type="string">
            <text:p>Check my resources li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4">
          <table:covered-table-cell/>
          <table:table-cell office:value-type="string">
            <text:p>T240</text:p>
          </table:table-cell>
          <table:table-cell office:value-type="string">
            <text:p>F200</text:p>
          </table:table-cell>
          <table:table-cell office:value-type="string">
            <text:p>Add access permission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office:value-type="string">
            <text:p>T250</text:p>
          </table:table-cell>
          <table:table-cell office:value-type="string">
            <text:p>F210</text:p>
          </table:table-cell>
          <table:table-cell office:value-type="string">
            <text:p>Deny access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office:value-type="string">
            <text:p>T260</text:p>
          </table:table-cell>
          <table:table-cell office:value-type="string">
            <text:p>F210</text:p>
          </table:table-cell>
          <table:table-cell office:value-type="string">
            <text:p>Allow access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4">
          <table:covered-table-cell/>
          <table:table-cell office:value-type="string">
            <text:p>T270</text:p>
          </table:table-cell>
          <table:table-cell office:value-type="string">
            <text:p>F220</text:p>
          </table:table-cell>
          <table:table-cell office:value-type="string">
            <text:p>Add owner permission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office:value-type="string">
            <text:p>T280</text:p>
          </table:table-cell>
          <table:table-cell office:value-type="string">
            <text:p>F230</text:p>
          </table:table-cell>
          <table:table-cell office:value-type="string">
            <text:p>Send deletion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office:value-type="string">
            <text:p>T290</text:p>
          </table:table-cell>
          <table:table-cell office:value-type="string">
            <text:p>F240</text:p>
          </table:table-cell>
          <table:table-cell office:value-type="string">
            <text:p>Check deletion notification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4">
          <table:covered-table-cell/>
          <table:table-cell office:value-type="string">
            <text:p>T300</text:p>
          </table:table-cell>
          <table:table-cell office:value-type="string">
            <text:p>F250</text:p>
          </table:table-cell>
          <table:table-cell office:value-type="string">
            <text:p>Add access permission for several users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4" table:number-rows-repeated="1048537">
          <table:table-cell table:number-columns-repeated="6"/>
          <table:table-cell table:content-validation-name="val1"/>
          <table:table-cell table:number-columns-repeated="1017"/>
        </table:table-row>
        <table:table-row table:style-name="ro4">
          <table:table-cell table:number-columns-repeated="6"/>
          <table:table-cell table:content-validation-name="val1"/>
          <table:table-cell table:number-columns-repeated="1017"/>
        </table:table-row>
        <table:named-expressions/>
      </table:table>
      <table:table table:name="Tabelle3_2" table:style-name="ta1" table:print="false">
        <table:table-column table:style-name="co8" table:default-cell-style-name="Default"/>
        <table:table-row table:style-name="ro3">
          <table:table-cell/>
        </table:table-row>
        <table:named-expressions/>
      </table:table>
      <table:table table:name="Tabelle3" table:style-name="ta1" table:print="false">
        <table:table-column table:style-name="co8" table:default-cell-style-name="Default"/>
        <table:table-row table:style-name="ro3">
          <table:table-cell/>
        </table:table-row>
        <table:named-expressions/>
      </table:table>
      <table:table table:name="Auswahlliste" table:style-name="ta1" table:print="false">
        <table:table-column table:style-name="co8" table:default-cell-style-name="Default"/>
        <table:table-row table:style-name="ro3">
          <table:table-cell office:value-type="string">
            <text:p>Status</text:p>
          </table:table-cell>
        </table:table-row>
        <table:table-row table:style-name="ro3">
          <table:table-cell table:style-name="ce33" office:value-type="string">
            <text:p>passed</text:p>
          </table:table-cell>
        </table:table-row>
        <table:table-row table:style-name="ro3">
          <table:table-cell table:style-name="ce34" office:value-type="string">
            <text:p>failed</text:p>
          </table:table-cell>
        </table:table-row>
        <table:named-expressions/>
      </table:table>
      <table:named-expressions>
        <table:named-range table:name="Status" table:base-cell-address="$Tabelle3_2.$A$3" table:cell-range-address="$Auswahlliste.$A$2:.$A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2/20/2018</text:date>, <text:time>14:43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Slobodyanik</meta:initial-creator>
    <meta:creation-date>2018-02-19T21:55:53.06</meta:creation-date>
    <dc:date>2018-02-20T14:43:00.07</dc:date>
    <dc:creator>Anastasia Slobodyanik</dc:creator>
    <meta:editing-duration>PT3M11S</meta:editing-duration>
    <meta:editing-cycles>1</meta:editing-cycles>
    <meta:document-statistic meta:table-count="4" meta:cell-count="110" meta:object-count="0"/>
    <meta:generator>OpenOffice/4.1.2$Win32 OpenOffice.org_project/412m3$Build-9782</meta:generator>
  </office:meta>
</office:document-meta>
</file>